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9173e" officeooo:paragraph-rsid="0019173e"/>
    </style:style>
    <style:style style:name="P2" style:family="paragraph" style:parent-style-name="Standard" style:list-style-name="L2">
      <style:text-properties officeooo:rsid="001a8f16" officeooo:paragraph-rsid="001a8f16"/>
    </style:style>
    <style:style style:name="P3" style:family="paragraph" style:parent-style-name="Standard">
      <style:text-properties fo:font-size="13pt" fo:font-weight="normal" officeooo:rsid="001c4d0c" officeooo:paragraph-rsid="001c4d0c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5">
      <style:text-properties fo:font-size="13pt" fo:font-weight="normal" officeooo:rsid="001c4d0c" officeooo:paragraph-rsid="001c4d0c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5">
      <style:text-properties fo:font-size="13pt" fo:font-weight="normal" officeooo:rsid="001c5a73" officeooo:paragraph-rsid="001c5a73" style:font-size-asian="11.3500003814697pt" style:font-weight-asian="normal" style:font-size-complex="13pt" style:font-weight-complex="normal"/>
    </style:style>
    <style:style style:name="P6" style:family="paragraph" style:parent-style-name="Header">
      <style:text-properties fo:font-weight="bold" officeooo:rsid="0019173e" officeooo:paragraph-rsid="0019173e" style:font-weight-asian="bold" style:font-weight-complex="bold"/>
    </style:style>
    <style:style style:name="T1" style:family="text">
      <style:text-properties officeooo:rsid="001a8f16"/>
    </style:style>
    <style:style style:name="T2" style:family="text">
      <style:text-properties officeooo:rsid="001c4d0c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c5a73" style:font-size-asian="11.3500003814697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7152845" text:style-name="L2">
        <text:list-item>
          <text:p text:style-name="P1">The adjudicators hope the standards will be low. If they are, they will be able to go home early.</text:p>
        </text:list-item>
        <text:list-item>
          <text:p text:style-name="P1">We hope that our guest of honour will not be late this year. If she is, there will be a delay.</text:p>
        </text:list-item>
        <text:list-item>
          <text:p text:style-name="P1">The principal </text:p>
        </text:list-item>
        <text:list-item>
          <text:p text:style-name="P2">I hope to see the teams rehearse. If I do not, I will not find my brother.</text:p>
        </text:list-item>
        <text:list-item>
          <text:p text:style-name="P2">The officials hope to see the troupes practise. If they don’t they will not great the president.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173e" officeooo:paragraph-rsid="0019173e" style:font-weight-asian="bold" style:font-weight-complex="bold"/>
    </style:style>
    <style:style style:name="MT1" style:family="text">
      <style:text-properties officeooo:rsid="001a8f1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<text:span text:style-name="MT1">61 </text:span>EXERCISE (1-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05:36.752756803</meta:creation-date>
    <dc:date>2020-04-06T15:41:29.254186571</dc:date>
    <meta:editing-duration>PT23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6" meta:character-count="410" meta:non-whitespace-character-count="333"/>
  </office:meta>
</office:document-meta>
</file>